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111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style:font-name-asian="ＭＳ Ｐゴシック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M5160QPWPRQ1</text:p>
          </table:table-cell>
          <table:table-cell office:value-type="string" calcext:value-type="string">
            <text:p>14-TSSOP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[.D2]*[.E2]" office:value-type="float" office:value="628" calcext:value-type="float">
            <text:p>628</text:p>
          </table:table-cell>
          <table:table-cell/>
          <table:table-cell office:value-type="string" calcext:value-type="string">
            <text:p><text:a xlink:href="https://www.digikey.jp/product-detail/ja/texas-instruments/LM5160QPWPRQ1/296-42408-1-ND/5358045" xlink:type="simple">https://www.digikey.jp/product-detail/ja/texas-instruments/LM5160QPWPRQ1/296-42408-1-ND/5358045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D3]*[.E3]" office:value-type="float" office:value="46" calcext:value-type="float">
            <text:p>46</text:p>
          </table:table-cell>
          <table:table-cell/>
          <table:table-cell table:style-name="ce1"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D4]*[.E4]" office:value-type="float" office:value="114" calcext:value-type="float">
            <text:p>114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28-SSOP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  <table:table-cell table:formula="of:=[.D5]*[.E5]" office:value-type="float" office:value="542" calcext:value-type="float">
            <text:p>542</text:p>
          </table:table-cell>
          <table:table-cell/>
          <table:table-cell office:value-type="string" calcext:value-type="string">
            <text:p><text:a xlink:href="https://www.digikey.jp/product-detail/ja/ftdi-future-technology-devices-international-ltd/FT232RL-TUBE/768-1306-ND/4006920" xlink:type="simple">https://www.digikey.jp/product-detail/ja/ftdi-future-technology-devices-international-ltd/FT232RL-TUBE/768-1306-ND/4006920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formula="of:=[.D6]*[.E6]"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ディーンズヘッダ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7]*[.E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6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8]*[.E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UX60SC-MB-5ST</text:p>
          </table:table-cell>
          <table:table-cell office:value-type="string" calcext:value-type="string">
            <text:p>Micro-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]*[.E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53375-04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0]*[.E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2mmピッチピンヘッダ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11]*[.E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22uH</text:p>
          </table:table-cell>
          <table:table-cell table:number-columns-repeated="3"/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フューズ</text:p>
          </table:table-cell>
          <table:table-cell office:value-type="string" calcext:value-type="string">
            <text:p>15A</text:p>
          </table:table-cell>
          <table:table-cell table:number-columns-repeated="3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フューズ</text:p>
          </table:table-cell>
          <table:table-cell office:value-type="string" calcext:value-type="string">
            <text:p>10A</text:p>
          </table:table-cell>
          <table:table-cell table:number-columns-repeated="3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16]*[.E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17]*[.E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18]*[.E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19]*[.E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20]*[.E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抵抗</text:p>
          </table:table-cell>
          <table:table-cell table:number-columns-repeated="4"/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table:number-columns-repeated="4"/>
          <table:table-cell table:formula="of:=SUM([.F2:.F31])"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電解コンデン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ダイオー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ダイオー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ダイオー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ダイオー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ダイオー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スイッチ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スイッチ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00/00/00</text:date>, <text:time style:data-style-name="N2" text:time-value="21:19:39.30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4:05:16.528000000</meta:creation-date>
    <dc:date>2017-10-03T21:50:03.924000000</dc:date>
    <meta:editing-duration>PT13M30S</meta:editing-duration>
    <meta:editing-cycles>2</meta:editing-cycles>
    <meta:generator>LibreOffice/5.4.0.3$Windows_x86 LibreOffice_project/7556cbc6811c9d992f4064ab9287069087d7f62c</meta:generator>
    <meta:document-statistic meta:table-count="1" meta:cell-count="122" meta:object-count="0"/>
  </office:meta>
</office:document-meta>
</file>